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oppins" svg:font-family="Poppins" style:font-pitch="variable"/>
    <style:font-face style:name="Roboto" svg:font-family="Roboto" style:font-family-generic="system" style:font-pitch="variable"/>
  </office:font-face-decls>
  <office:automatic-styles>
    <style:style style:name="P1" style:family="paragraph" style:parent-style-name="Standard">
      <style:text-properties style:font-name="Poppins"/>
    </style:style>
    <style:style style:name="P2" style:family="paragraph" style:parent-style-name="Standard">
      <style:paragraph-properties fo:text-align="start" style:justify-single-word="false"/>
      <style:text-properties style:font-name="Poppins" officeooo:paragraph-rsid="000aed70"/>
    </style:style>
    <style:style style:name="P3" style:family="paragraph" style:parent-style-name="Standard">
      <style:text-properties style:font-name="Poppins" officeooo:paragraph-rsid="000aed70"/>
    </style:style>
    <style:style style:name="P4" style:family="paragraph" style:parent-style-name="Standard">
      <style:text-properties style:font-name="Poppins" officeooo:rsid="000d4129" officeooo:paragraph-rsid="000e9840"/>
    </style:style>
    <style:style style:name="P5" style:family="paragraph" style:parent-style-name="Standard">
      <style:text-properties style:font-name="Poppins" officeooo:rsid="000d4129" officeooo:paragraph-rsid="001338fb"/>
    </style:style>
    <style:style style:name="P6" style:family="paragraph" style:parent-style-name="Standard">
      <style:text-properties style:font-name="Poppins" officeooo:paragraph-rsid="0013fb04"/>
    </style:style>
    <style:style style:name="P7" style:family="paragraph" style:parent-style-name="Standard">
      <style:text-properties style:font-name="Poppins" officeooo:paragraph-rsid="0016a03c"/>
    </style:style>
    <style:style style:name="P8" style:family="paragraph" style:parent-style-name="Standard">
      <style:text-properties style:font-name="Poppins" officeooo:paragraph-rsid="00183a6b"/>
    </style:style>
    <style:style style:name="P9" style:family="paragraph" style:parent-style-name="Standard">
      <style:text-properties style:font-name="Poppins"/>
    </style:style>
    <style:style style:name="P10" style:family="paragraph" style:parent-style-name="Standard">
      <style:text-properties style:font-name="Poppins" officeooo:paragraph-rsid="0019f7b1"/>
    </style:style>
    <style:style style:name="P11" style:family="paragraph" style:parent-style-name="Standard">
      <style:text-properties style:font-name="Poppins" officeooo:paragraph-rsid="001c4347"/>
    </style:style>
    <style:style style:name="P12" style:family="paragraph" style:parent-style-name="Standard">
      <style:text-properties style:font-name="Poppins" officeooo:paragraph-rsid="0020c6fc"/>
    </style:style>
    <style:style style:name="P13" style:family="paragraph" style:parent-style-name="Standard">
      <style:text-properties style:font-name="Poppins" officeooo:paragraph-rsid="000aed70"/>
    </style:style>
    <style:style style:name="P14" style:family="paragraph" style:parent-style-name="Standard">
      <style:text-properties style:font-name="Poppins" officeooo:paragraph-rsid="002703c5"/>
    </style:style>
    <style:style style:name="P15" style:family="paragraph" style:parent-style-name="Standard">
      <style:text-properties style:font-name="Poppins" officeooo:paragraph-rsid="00290fa2"/>
    </style:style>
    <style:style style:name="P16" style:family="paragraph" style:parent-style-name="Standard">
      <style:text-properties style:font-name="Poppins" officeooo:paragraph-rsid="0029d23e"/>
    </style:style>
    <style:style style:name="T1" style:family="text">
      <style:text-properties officeooo:rsid="000e9840"/>
    </style:style>
    <style:style style:name="T2" style:family="text">
      <style:text-properties officeooo:rsid="00123aef"/>
    </style:style>
    <style:style style:name="T3" style:family="text">
      <style:text-properties officeooo:rsid="001338fb"/>
    </style:style>
    <style:style style:name="T4" style:family="text">
      <style:text-properties fo:font-weight="bold" style:font-weight-asian="bold" style:font-weight-complex="bold"/>
    </style:style>
    <style:style style:name="T5" style:family="text">
      <style:text-properties fo:font-weight="bold" officeooo:rsid="00123aef" style:font-weight-asian="bold" style:font-weight-complex="bold"/>
    </style:style>
    <style:style style:name="T6" style:family="text">
      <style:text-properties fo:font-weight="bold" officeooo:rsid="0013fb04" style:font-weight-asian="bold" style:font-weight-complex="bold"/>
    </style:style>
    <style:style style:name="T7" style:family="text">
      <style:text-properties fo:font-weight="bold" officeooo:rsid="0014aa43" style:font-weight-asian="bold" style:font-weight-complex="bold"/>
    </style:style>
    <style:style style:name="T8" style:family="text">
      <style:text-properties fo:font-weight="bold" officeooo:rsid="0016a03c" style:font-weight-asian="bold" style:font-weight-complex="bold"/>
    </style:style>
    <style:style style:name="T9" style:family="text">
      <style:text-properties fo:font-weight="bold" officeooo:rsid="00183a6b" style:font-weight-asian="bold" style:font-weight-complex="bold"/>
    </style:style>
    <style:style style:name="T10" style:family="text">
      <style:text-properties fo:font-weight="bold" officeooo:rsid="001986e1" style:font-weight-asian="bold" style:font-weight-complex="bold"/>
    </style:style>
    <style:style style:name="T11" style:family="text">
      <style:text-properties fo:font-weight="bold" officeooo:rsid="001a655b" style:font-weight-asian="bold" style:font-weight-complex="bold"/>
    </style:style>
    <style:style style:name="T12" style:family="text">
      <style:text-properties fo:font-weight="bold" officeooo:rsid="0019f7b1" style:font-weight-asian="bold" style:font-weight-complex="bold"/>
    </style:style>
    <style:style style:name="T13" style:family="text">
      <style:text-properties fo:font-weight="bold" officeooo:rsid="001d1315" style:font-weight-asian="bold" style:font-weight-complex="bold"/>
    </style:style>
    <style:style style:name="T14" style:family="text">
      <style:text-properties fo:font-weight="bold" officeooo:rsid="0020c5c1" style:font-weight-asian="bold" style:font-weight-complex="bold"/>
    </style:style>
    <style:style style:name="T15" style:family="text">
      <style:text-properties fo:font-weight="bold" officeooo:rsid="0020c6fc" style:font-weight-asian="bold" style:font-weight-complex="bold"/>
    </style:style>
    <style:style style:name="T16" style:family="text">
      <style:text-properties fo:font-weight="bold" officeooo:rsid="00246bbc" style:font-weight-asian="bold" style:font-weight-complex="bold"/>
    </style:style>
    <style:style style:name="T17" style:family="text">
      <style:text-properties fo:font-weight="bold" officeooo:rsid="00253542" style:font-weight-asian="bold" style:font-weight-complex="bold"/>
    </style:style>
    <style:style style:name="T18" style:family="text">
      <style:text-properties fo:font-weight="bold" officeooo:rsid="002703c5" style:font-weight-asian="bold" style:font-weight-complex="bold"/>
    </style:style>
    <style:style style:name="T19" style:family="text">
      <style:text-properties officeooo:rsid="0013fb04"/>
    </style:style>
    <style:style style:name="T20" style:family="text">
      <style:text-properties officeooo:rsid="00148988"/>
    </style:style>
    <style:style style:name="T21" style:family="text">
      <style:text-properties officeooo:rsid="0016a03c"/>
    </style:style>
    <style:style style:name="T22" style:family="text">
      <style:text-properties officeooo:rsid="001986e1"/>
    </style:style>
    <style:style style:name="T23" style:family="text">
      <style:text-properties fo:font-weight="normal" style:font-weight-asian="normal" style:font-weight-complex="normal"/>
    </style:style>
    <style:style style:name="T24" style:family="text">
      <style:text-properties fo:font-weight="normal" officeooo:rsid="001a655b" style:font-weight-asian="normal" style:font-weight-complex="normal"/>
    </style:style>
    <style:style style:name="T25" style:family="text">
      <style:text-properties fo:font-weight="normal" officeooo:rsid="001c4347" style:font-weight-asian="normal" style:font-weight-complex="normal"/>
    </style:style>
    <style:style style:name="T26" style:family="text">
      <style:text-properties fo:font-weight="normal" officeooo:rsid="001d1315" style:font-weight-asian="normal" style:font-weight-complex="normal"/>
    </style:style>
    <style:style style:name="T27" style:family="text">
      <style:text-properties fo:font-weight="normal" officeooo:rsid="0020c5c1" style:font-weight-asian="normal" style:font-weight-complex="normal"/>
    </style:style>
    <style:style style:name="T28" style:family="text">
      <style:text-properties fo:font-weight="normal" officeooo:rsid="0021afea" style:font-weight-asian="normal" style:font-weight-complex="normal"/>
    </style:style>
    <style:style style:name="T29" style:family="text">
      <style:text-properties fo:font-weight="normal" officeooo:rsid="0022bdfa" style:font-weight-asian="normal" style:font-weight-complex="normal"/>
    </style:style>
    <style:style style:name="T30" style:family="text">
      <style:text-properties fo:font-weight="normal" officeooo:rsid="00246bbc" style:font-weight-asian="normal" style:font-weight-complex="normal"/>
    </style:style>
    <style:style style:name="T31" style:family="text">
      <style:text-properties fo:font-weight="normal" officeooo:rsid="0025287e" style:font-weight-asian="normal" style:font-weight-complex="normal"/>
    </style:style>
    <style:style style:name="T32" style:family="text">
      <style:text-properties officeooo:rsid="0019f7b1"/>
    </style:style>
    <style:style style:name="T33" style:family="text">
      <style:text-properties officeooo:rsid="000d4129"/>
    </style:style>
    <style:style style:name="T34" style:family="text">
      <style:text-properties officeooo:rsid="001c4347"/>
    </style:style>
    <style:style style:name="T35" style:family="text">
      <style:text-properties officeooo:rsid="00246bbc"/>
    </style:style>
    <style:style style:name="T36" style:family="text">
      <style:text-properties officeooo:rsid="00249fa4"/>
    </style:style>
    <style:style style:name="T37" style:family="text">
      <style:text-properties officeooo:rsid="0025287e"/>
    </style:style>
    <style:style style:name="T38" style:family="text">
      <style:text-properties officeooo:rsid="00253542"/>
    </style:style>
    <style:style style:name="T39" style:family="text">
      <style:text-properties officeooo:rsid="002703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Discuss the nuances, practical implications, and application scenarios of the three looping control structures in Java: while, do-while, and for. Explain how each of these control structures can be effectively used to solve various programming challenges. Highlight situations where one looping structure is more suitable than the others and provide an overview of the advantages and disadvantages of each.</text:p>
      <text:p text:style-name="P1"/>
      <text:p text:style-name="P4">The “<text:span text:style-name="T4">while</text:span>” loop is a loop that executes a block of code as long as a given condition is true. It does so by checking a condition and executing a code block. The “while” loop is well-suited for scenarios where the number of iterations is not known beforehand. Some areas where “while” loops are useful are reading data from files until the end of the file is reached, <text:span text:style-name="T1">u</text:span>ser input validation until valid input is provided, <text:span text:style-name="T1">and a lot more.</text:span></text:p>
      <text:p text:style-name="P4"/>
      <text:p text:style-name="P6">“<text:span text:style-name="T6">while</text:span>” <text:span text:style-name="T19">loops have the advantage of </text:span><text:span text:style-name="T20">f</text:span>lexibility in loop control, especially when the number of iterations is uncertain. <text:span text:style-name="T20">This also means that mishandling loop conditions often results in infinite loops.</text:span></text:p>
      <text:p text:style-name="P4"/>
      <text:p text:style-name="P5">The “<text:span text:style-name="T5">do-</text:span><text:span text:style-name="T4">while</text:span>” loop is a loop <text:span text:style-name="T2">similar to the “while”</text:span> <text:span text:style-name="T2">but</text:span> executes a block of code <text:span text:style-name="T2">at least once</text:span> as long as a given condition is true. It does so by <text:span text:style-name="T2">first </text:span>executing a code block <text:span text:style-name="T2">and then</text:span> checking a condition <text:span text:style-name="T2">before execution for subsequent iterations</text:span>. The “<text:span text:style-name="T2">do-</text:span>while” loop is well-suited for scenarios where the number of iterations is not known beforehand <text:span text:style-name="T2">and execution a block of code at least once, regardless of the condition, is required</text:span>. <text:span text:style-name="T3">An area</text:span> where <text:span text:style-name="T3">the</text:span> “<text:span text:style-name="T3">do-</text:span>while” loop <text:span text:style-name="T3">can be useful would be in displaying a menu to a user and prompting for input</text:span><text:span text:style-name="T1">.</text:span></text:p>
      <text:p text:style-name="P5"/>
      <text:p text:style-name="P7">“<text:span text:style-name="T7">do-</text:span><text:span text:style-name="T6">while</text:span>” <text:span text:style-name="T19">loops have the advantage of </text:span><text:span text:style-name="T21">guaranteeing at least one execution of the loop body</text:span>. <text:span text:style-name="T21">A caveat with this loop</text:span><text:span text:style-name="T20"> </text:span><text:span text:style-name="T21">is</text:span><text:span text:style-name="T20"> that mishandling loop conditions often results in infinite loops </text:span><text:span text:style-name="T21">just like “</text:span><text:span text:style-name="T8">while</text:span><text:span text:style-name="T21">” loops</text:span><text:span text:style-name="T20">.</text:span></text:p>
      <text:p text:style-name="P5"/>
      <text:p text:style-name="P11"><text:span text:style-name="T33">The “</text:span><text:span text:style-name="T5">for</text:span><text:span text:style-name="T33">” loop is a loop </text:span><text:span text:style-name="T3">structure</text:span><text:span text:style-name="T33"> that combines initialization, condition check, and iteration expression in a single line. It does so by </text:span><text:span text:style-name="T2">first </text:span><text:span text:style-name="T33">executing a code block </text:span><text:span text:style-name="T2">and then</text:span><text:span text:style-name="T33"> checking a condition </text:span><text:span text:style-name="T2">before execution for subsequent iterations</text:span><text:span text:style-name="T33">. The “</text:span><text:span text:style-name="T2">for</text:span><text:span text:style-name="T33">” loop is well-suited for scenarios where the number of iterations is known beforehand. </text:span><text:span text:style-name="T3">An area</text:span><text:span text:style-name="T33"> where </text:span><text:span text:style-name="T3">the</text:span><text:span text:style-name="T33"> “</text:span><text:span text:style-name="T3">for</text:span><text:span text:style-name="T33">” loop </text:span><text:span text:style-name="T3">can be useful would be in iterating through elements of an array or a collection.</text:span></text:p>
      <text:p text:style-name="P11"><text:soft-page-break/>“<text:span text:style-name="T9">for</text:span>” <text:span text:style-name="T19">loops have the advantage of </text:span><text:span text:style-name="T22">being easy to read and are often more efficient.</text:span> <text:span text:style-name="T22">The</text:span><text:span text:style-name="T21"> </text:span><text:span text:style-name="T22">catch</text:span><text:span text:style-name="T21"> with this loop</text:span><text:span text:style-name="T20"> </text:span><text:span text:style-name="T21">is</text:span><text:span text:style-name="T20"> </text:span><text:span text:style-name="T22">not as flexible as “</text:span><text:span text:style-name="T10">while</text:span><text:span text:style-name="T22">” loops when the exact number of iterations is unknown</text:span><text:span text:style-name="T20">.</text:span></text:p>
      <text:p text:style-name="P8"/>
      <text:p text:style-name="P10"><text:span text:style-name="T32">A rule of thumb is to use “</text:span><text:span text:style-name="T12">while</text:span><text:span text:style-name="T32">” or “</text:span><text:span text:style-name="T12">do-while</text:span><text:span text:style-name="T32">” loops when the number of iterations is unknown or when at east one iteration is needed. “</text:span><text:span text:style-name="T11">for</text:span><text:span text:style-name="T24">” loops are often the best choice for iterations with a known range.</text:span></text:p>
      <text:p text:style-name="P1"/>
      <text:p text:style-name="P1">2. In the context of Java programming, compare and contrast the usage of if-else statements and switch statements. Analyze the benefits and drawbacks of each approach with regards to factors such as readability, maintainability, performance, and code organization. Share your personal experiences and provide real-world examples where you have encountered situations where one approach was more effective or efficient than the other. Furthermore, explore scenarios where a combination of if-else and switch statements can be employed to achieve the desired outcome.</text:p>
      <text:p text:style-name="P1"/>
      <text:p text:style-name="P11"><text:span text:style-name="T34">The </text:span>“<text:span text:style-name="T4"> if-else</text:span><text:span text:style-name="T23">” </text:span><text:span text:style-name="T25">statement allows conditional code execution based on the evaluation of one or more boolean expressions. It is suitable for situations where multiple conditions are to be checked. </text:span><text:span text:style-name="T26">It is relatively easier to use “</text:span><text:span text:style-name="T13">if-else</text:span><text:span text:style-name="T26">” statements when handling complex logic although readability degrades as the number of conditions increase.</text:span></text:p>
      <text:p text:style-name="P11"><text:span text:style-name="T26"/></text:p>
      <text:p text:style-name="P12"><text:span text:style-name="T25">The </text:span><text:span text:style-name="T26">“</text:span><text:span text:style-name="T13"> </text:span><text:span text:style-name="T14">switch</text:span><text:span text:style-name="T26">” </text:span><text:span text:style-name="T25">statement </text:span><text:span text:style-name="T27">on the other hand</text:span><text:span text:style-name="T25"> </text:span><text:span text:style-name="T27">is used for triggering multiple branches of execution based on the value of an expression</text:span><text:span text:style-name="T25">. It is suitable for dealing with </text:span><text:span text:style-name="T27">multiple</text:span><text:span text:style-name="T25"> conditions that are based on the value of a single expression. </text:span><text:span text:style-name="T26">It is relatively easier to </text:span><text:span text:style-name="T29">read</text:span><text:span text:style-name="T26"> </text:span><text:span text:style-name="T28">and </text:span><text:span text:style-name="T29">utilize</text:span><text:span text:style-name="T26"> “</text:span><text:span text:style-name="T15">switch</text:span><text:span text:style-name="T26">” statements when handling multiple conditions based on a single variable </text:span><text:span text:style-name="T28">along</text:span><text:span text:style-name="T26">.</text:span></text:p>
      <text:p text:style-name="P1"/>
      <text:p text:style-name="P3">“<text:span text:style-name="T4">if-else</text:span>” statements are easier to maintain for small to medium-sized conditional structures. “<text:span text:style-name="T16">s</text:span><text:span text:style-name="T4">witch</text:span><text:span text:style-name="T23">” </text:span><text:span text:style-name="T30">statements</text:span> can become cumbersome when dealing with <text:span text:style-name="T35">large number of</text:span> cases. <text:span text:style-name="T36">I</text:span>n some cases, “<text:span text:style-name="T4">switch” </text:span>statements can be more efficient than a chain of “<text:span text:style-name="T4">if-else</text:span>” statements, especially when optimized by <text:span text:style-name="T36">a</text:span> compiler.</text:p>
      <text:p text:style-name="P3"/>
      <text:p text:style-name="P3"/>
      <text:p text:style-name="P3">Us<text:span text:style-name="T38">ing</text:span> “<text:span text:style-name="T17">if-else</text:span>” for simple conditions where readability is crucial.</text:p>
      <text:p text:style-name="P3"/>
      <text:p text:style-name="P3"><text:soft-page-break/>if (day == 1) {</text:p>
      <text:p text:style-name="P16"><text:s text:c="7"/>System.out.println("Monday!");</text:p>
      <text:p text:style-name="P3">} else if (day == 2) {</text:p>
      <text:p text:style-name="P16"><text:s text:c="6"/><text:span text:style-name="T31">System.out.println("Tuesday!");</text:span></text:p>
      <text:p text:style-name="P3">} </text:p>
      <text:p text:style-name="P3"><text:s text:c="2"/></text:p>
      <text:p text:style-name="P3"/>
      <text:p text:style-name="P3">Us<text:span text:style-name="T39">ing “</text:span><text:span text:style-name="T18">switch</text:span><text:span text:style-name="T39">” </text:span>when dealing with multiple cases based on a single variable.</text:p>
      <text:p text:style-name="P3"/>
      <text:p text:style-name="P3">switch (day) {</text:p>
      <text:p text:style-name="P3"><text:s text:c="12"/>case 1:</text:p>
      <text:p text:style-name="P3"><text:s text:c="16"/>System.out.println("Monday!");</text:p>
      <text:p text:style-name="P3"><text:s text:c="16"/>break;</text:p>
      <text:p text:style-name="P3"><text:s text:c="12"/>case 2:</text:p>
      <text:p text:style-name="P3"><text:s text:c="16"/>System.out.println("Tuesday!");</text:p>
      <text:p text:style-name="P15"><text:s text:c="16"/>break;</text:p>
      <text:p text:style-name="P1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oppins" svg:font-family="Poppins" style:font-pitch="variable"/>
    <style:font-face style:name="Roboto"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Roboto"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Roboto"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Roboto" style:font-family-asian="Roboto"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17:14:09.107123187</meta:creation-date>
    <dc:date>2023-11-26T19:49:22.785153512</dc:date>
    <meta:editing-duration>PT1H10M35S</meta:editing-duration>
    <meta:editing-cycles>36</meta:editing-cycles>
    <meta:generator>LibreOffice/7.6.3.1$Linux_X86_64 LibreOffice_project/60$Build-1</meta:generator>
    <meta:document-statistic meta:table-count="0" meta:image-count="0" meta:object-count="0" meta:page-count="3" meta:paragraph-count="28" meta:word-count="737" meta:character-count="4689" meta:non-whitespace-character-count="3875"/>
  </office:meta>
</office:document-meta>
</file>